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>
      <style:paragraph-properties fo:break-before="pag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1. Design-Focused: Web Design &amp; Publishing</text:span></text:h>
      <text:p text:style-name="Text_20_body"><text:span text:style-name="Strong_20_Emphasis">Audience:</text:span> Students interested in visuals, branding, and usability.</text:p>
      <text:p text:style-name="Text_20_body"><text:span text:style-name="Strong_20_Emphasis">Goal:</text:span> Teach them how to design and publish visually appealing static websites.</text:p>
      <text:p text:style-name="Text_20_body"><text:span text:style-name="Strong_20_Emphasis">Key Topics:</text:span></text:p>
      <text:list xml:id="list9192281428865080895" text:style-name="L11">
        <text:list-item>
          <text:p text:style-name="P11">HTML &amp; CSS basics</text:p>
        </text:list-item>
        <text:list-item>
          <text:p text:style-name="P11">Page layout &amp; typography</text:p>
        </text:list-item>
        <text:list-item>
          <text:p text:style-name="P11">Color theory &amp; accessibility</text:p>
        </text:list-item>
        <text:list-item>
          <text:p text:style-name="P11">Image optimization</text:p>
        </text:list-item>
        <text:list-item>
          <text:p text:style-name="P11">Simple animations and effects</text:p>
        </text:list-item>
        <text:list-item>
          <text:p text:style-name="P11">Using design tools (Figma, Canva, Photoshop)</text:p>
        </text:list-item>
        <text:list-item>
          <text:p text:style-name="P11">Static site hosting (GitHub Pages, Netlify, Vercel, Neocities)</text:p>
        </text:list-item>
        <text:list-item>
          <text:p text:style-name="P11">Custom domain setup for portfolios</text:p>
        </text:list-item>
      </text:list>
      <text:p text:style-name="Text_20_body"><text:span text:style-name="Strong_20_Emphasis">Final Project:</text:span></text:p>
      <text:list xml:id="list6714925314481291225" text:style-name="L12">
        <text:list-item>
          <text:p text:style-name="P12">A personal portfolio site deployed to a free static host.</text:p>
        </text:list-item>
      </text:list>
      <text:p text:style-name="Horizontal_20_Line"/>
      <text:h text:style-name="Heading_20_2" text:outline-level="2"><text:span text:style-name="Strong_20_Emphasis">2. Development-Focused: Full-Stack Web Development</text:span></text:h>
      <text:p text:style-name="Text_20_body"><text:span text:style-name="Strong_20_Emphasis">Audience:</text:span> Students who want to code both front-end and back-end.</text:p>
      <text:p text:style-name="Text_20_body"><text:span text:style-name="Strong_20_Emphasis">Goal:</text:span> Teach them how to build interactive and data-driven websites.</text:p>
      <text:p text:style-name="Text_20_body"><text:span text:style-name="Strong_20_Emphasis">Key Topics:</text:span></text:p>
      <text:list xml:id="list7330153014896159881" text:style-name="L13">
        <text:list-item>
          <text:p text:style-name="P13">HTML, CSS, JavaScript fundamentals</text:p>
        </text:list-item>
        <text:list-item>
          <text:p text:style-name="P13">DOM manipulation and frameworks (React, Vue, etc.)</text:p>
        </text:list-item>
        <text:list-item>
          <text:p text:style-name="P13">Server-side programming (Node.js, Python, PHP)</text:p>
        </text:list-item>
        <text:list-item>
          <text:p text:style-name="P13">APIs and AJAX</text:p>
        </text:list-item>
        <text:list-item>
          <text:p text:style-name="P13">Databases (SQL, NoSQL)</text:p>
        </text:list-item>
        <text:list-item>
          <text:p text:style-name="P13">Authentication and security basics</text:p>
        </text:list-item>
        <text:list-item>
          <text:p text:style-name="P13">Dynamic hosting (Heroku, Render, Railway, Fly.io)</text:p>
        </text:list-item>
        <text:list-item>
          <text:p text:style-name="P13">Deployment automation with Git</text:p>
        </text:list-item>
      </text:list>
      <text:p text:style-name="Text_20_body"><text:span text:style-name="Strong_20_Emphasis">Final Project:</text:span></text:p>
      <text:list xml:id="list4665501564660666483" text:style-name="L14">
        <text:list-item>
          <text:p text:style-name="P14">A functional web app (e.g., to-do list with login) deployed to a dynamic host.</text:p>
        </text:list-item>
      </text:list>
      <text:p text:style-name="Horizontal_20_Line"/>
      <text:h text:style-name="Heading_20_2" text:outline-level="2"><text:span text:style-name="Strong_20_Emphasis">3. IT/Cloud-Focused: Web Infrastructure &amp; Hosting</text:span></text:h>
      <text:p text:style-name="Text_20_body"><text:span text:style-name="Strong_20_Emphasis">Audience:</text:span> Students who want careers in system administration, DevOps, or cloud architecture.</text:p>
      <text:p text:style-name="Text_20_body"><text:soft-page-break/><text:span text:style-name="Strong_20_Emphasis">Goal:</text:span> Teach them how to configure, manage, and scale hosting environments.</text:p>
      <text:p text:style-name="Text_20_body"><text:span text:style-name="Strong_20_Emphasis">Key Topics:</text:span></text:p>
      <text:list xml:id="list2346052284715282468" text:style-name="L15">
        <text:list-item>
          <text:p text:style-name="P15">Internet architecture and protocols (HTTP, DNS, TCP/IP)</text:p>
        </text:list-item>
        <text:list-item>
          <text:p text:style-name="P15">Server types: shared, VPS, dedicated, cloud</text:p>
        </text:list-item>
        <text:list-item>
          <text:p text:style-name="P15">Linux server setup and security</text:p>
        </text:list-item>
        <text:list-item>
          <text:p text:style-name="P15">Web servers (Apache, Nginx)</text:p>
        </text:list-item>
        <text:list-item>
          <text:p text:style-name="P15">DNS configuration and domain management</text:p>
        </text:list-item>
        <text:list-item>
          <text:p text:style-name="P15">CDNs and load balancing</text:p>
        </text:list-item>
        <text:list-item>
          <text:p text:style-name="P15">Cloud hosting (AWS, Azure, Google Cloud)</text:p>
        </text:list-item>
        <text:list-item>
          <text:p text:style-name="P15">Containerization (Docker) and orchestration (Kubernetes)</text:p>
        </text:list-item>
        <text:list-item>
          <text:p text:style-name="P15">Backup, monitoring, and scaling strategies</text:p>
        </text:list-item>
      </text:list>
      <text:p text:style-name="Text_20_body"><text:span text:style-name="Strong_20_Emphasis">Final Project:</text:span></text:p>
      <text:list xml:id="list2918746215269222069" text:style-name="L16">
        <text:list-item>
          <text:p text:style-name="P16">Launch a VPS or cloud instance, configure a secure web server, and deploy a site.</text:p>
        </text:list-item>
      </text:list>
      <text:p text:style-name="Text_20_body"><text:span text:style-name="Strong_20_Emphasis"/></text:p>
      <text:p text:style-name="P34"><text:span text:style-name="Strong_20_Emphasis">Alright — here’s a year-long layered program for teaching website creation split into three tracks:</text:span></text:p>
      <text:list xml:id="list5145748031812941969" text:style-name="L17">
        <text:list-item>
          <text:p text:style-name="P17"><text:span text:style-name="Strong_20_Emphasis">Track 1:</text:span> <text:span text:style-name="Emphasis">Design-Focused</text:span> (static site creation &amp; publishing)</text:p>
        </text:list-item>
        <text:list-item>
          <text:p text:style-name="P17"><text:span text:style-name="Strong_20_Emphasis">Track 2:</text:span> <text:span text:style-name="Emphasis">Development-Focused</text:span> (interactive &amp; database-driven apps)</text:p>
        </text:list-item>
        <text:list-item>
          <text:p text:style-name="P17"><text:span text:style-name="Strong_20_Emphasis">Track 3:</text:span> <text:span text:style-name="Emphasis">IT/Cloud-Focused</text:span> (servers, infrastructure, scaling)</text:p>
        </text:list-item>
      </text:list>
      <text:p text:style-name="Text_20_body">Each track can stand alone <text:span text:style-name="Strong_20_Emphasis">or</text:span> be taken in sequence for a complete foundation-to-pro career pathway.</text:p>
      <text:p text:style-name="Horizontal_20_Line"/>
      <text:h text:style-name="Heading_20_2" text:outline-level="2"><text:span text:style-name="Strong_20_Emphasis">Year-Long Program: Website Creation &amp; Hosting</text:span></text:h>
      <text:p text:style-name="Horizontal_20_Line"/>
      <text:h text:style-name="Heading_20_3" text:outline-level="3"><text:span text:style-name="Strong_20_Emphasis">? Semester 1 – Track 1: Web Design &amp; Publishing</text:span></text:h>
      <text:p text:style-name="Text_20_body"><text:span text:style-name="Strong_20_Emphasis">Goal:</text:span> Students design and publish visually appealing static websites.</text:p>
      <text:p text:style-name="Text_20_body"><text:span text:style-name="Strong_20_Emphasis">Weeks 1–2:</text:span> Introduction to the Web</text:p>
      <text:list xml:id="list9187963599038061092" text:style-name="L18">
        <text:list-item>
          <text:p text:style-name="P18">What the internet is, how websites work</text:p>
        </text:list-item>
        <text:list-item>
          <text:p text:style-name="P18">Browsers, servers, domains, hosting basics</text:p>
        </text:list-item>
      </text:list>
      <text:p text:style-name="Text_20_body"><text:span text:style-name="Strong_20_Emphasis">Weeks 3–5:</text:span> HTML &amp; CSS Foundations</text:p>
      <text:list xml:id="list2110150263933367843" text:style-name="L19">
        <text:list-item>
          <text:p text:style-name="P19">HTML structure and tags</text:p>
        </text:list-item>
        <text:list-item>
          <text:p text:style-name="P19">CSS styling, layout, and typography</text:p>
        </text:list-item>
        <text:list-item>
          <text:p text:style-name="P19">Responsive design basics</text:p>
        </text:list-item>
      </text:list>
      <text:p text:style-name="Text_20_body"><text:span text:style-name="Strong_20_Emphasis">Weeks 6–8:</text:span> Design Principles</text:p>
      <text:list xml:id="list7630905912196055787" text:style-name="L20">
        <text:list-item>
          <text:p text:style-name="P20">Color theory</text:p>
        </text:list-item>
        <text:list-item>
          <text:p text:style-name="P20">Accessibility and contrast</text:p>
        </text:list-item>
        <text:list-item>
          <text:p text:style-name="P20">Image optimization</text:p>
        </text:list-item>
        <text:list-item>
          <text:p text:style-name="P20">UI/UX basics</text:p>
        </text:list-item>
      </text:list>
      <text:p text:style-name="Text_20_body"><text:span text:style-name="Strong_20_Emphasis">Weeks 9–10:</text:span> Publishing a Website</text:p>
      <text:list xml:id="list7825992074753172517" text:style-name="L21">
        <text:list-item>
          <text:p text:style-name="P21">Free static hosts (GitHub Pages, Netlify, Vercel, Neocities)</text:p>
        </text:list-item>
        <text:list-item>
          <text:p text:style-name="P21">Custom domain setup</text:p>
        </text:list-item>
        <text:list-item>
          <text:p text:style-name="P21">Basic SEO (title tags, descriptions)</text:p>
        </text:list-item>
      </text:list>
      <text:p text:style-name="Text_20_body"><text:span text:style-name="Strong_20_Emphasis">Weeks 11–12:</text:span> Final Project</text:p>
      <text:list xml:id="list6395092872752744350" text:style-name="L22">
        <text:list-item>
          <text:p text:style-name="P22">Personal portfolio site hosted online</text:p>
        </text:list-item>
        <text:list-item>
          <text:p text:style-name="P22">Peer review and feedback session</text:p>
        </text:list-item>
      </text:list>
      <text:p text:style-name="Horizontal_20_Line"/>
      <text:h text:style-name="Heading_20_3" text:outline-level="3"><text:soft-page-break/><text:span text:style-name="Strong_20_Emphasis">? Semester 2 – Track 2: Full-Stack Web Development</text:span></text:h>
      <text:p text:style-name="Text_20_body"><text:span text:style-name="Strong_20_Emphasis">Goal:</text:span> Students build interactive, database-driven web applications.</text:p>
      <text:p text:style-name="Text_20_body"><text:span text:style-name="Strong_20_Emphasis">Weeks 1–2:</text:span> Front-End JavaScript</text:p>
      <text:list xml:id="list3738282269273825963" text:style-name="L23">
        <text:list-item>
          <text:p text:style-name="P23">Variables, functions, DOM manipulation</text:p>
        </text:list-item>
        <text:list-item>
          <text:p text:style-name="P23">Events and form handling</text:p>
        </text:list-item>
      </text:list>
      <text:p text:style-name="Text_20_body"><text:span text:style-name="Strong_20_Emphasis">Weeks 3–5:</text:span> Client-Side Interactivity</text:p>
      <text:list xml:id="list5932002911456930695" text:style-name="L24">
        <text:list-item>
          <text:p text:style-name="P24">Fetch API, AJAX</text:p>
        </text:list-item>
        <text:list-item>
          <text:p text:style-name="P24">Single-page applications (intro to React or Vue)</text:p>
        </text:list-item>
      </text:list>
      <text:p text:style-name="Text_20_body"><text:span text:style-name="Strong_20_Emphasis">Weeks 6–8:</text:span> Server-Side Programming</text:p>
      <text:list xml:id="list6105130285764318521" text:style-name="L25">
        <text:list-item>
          <text:p text:style-name="P25">Node.js basics</text:p>
        </text:list-item>
        <text:list-item>
          <text:p text:style-name="P25">Routing and templates</text:p>
        </text:list-item>
        <text:list-item>
          <text:p text:style-name="P25">Intro to APIs</text:p>
        </text:list-item>
      </text:list>
      <text:p text:style-name="Text_20_body"><text:span text:style-name="Strong_20_Emphasis">Weeks 9–10:</text:span> Databases</text:p>
      <text:list xml:id="list6862405858728033693" text:style-name="L26">
        <text:list-item>
          <text:p text:style-name="P26">SQL (Postgres/MySQL) vs. NoSQL (MongoDB)</text:p>
        </text:list-item>
        <text:list-item>
          <text:p text:style-name="P26">CRUD operations</text:p>
        </text:list-item>
        <text:list-item>
          <text:p text:style-name="P26">Connecting front-end to back-end</text:p>
        </text:list-item>
      </text:list>
      <text:p text:style-name="Text_20_body"><text:span text:style-name="Strong_20_Emphasis">Weeks 11–12:</text:span> Deployment of Dynamic Sites</text:p>
      <text:list xml:id="list1064243176589581340" text:style-name="L27">
        <text:list-item>
          <text:p text:style-name="P27">Heroku, Render, Railway basics</text:p>
        </text:list-item>
        <text:list-item>
          <text:p text:style-name="P27">Environment variables</text:p>
        </text:list-item>
        <text:list-item>
          <text:p text:style-name="P27">Final dynamic project with authentication (e.g., to-do app with login)</text:p>
        </text:list-item>
      </text:list>
      <text:p text:style-name="Horizontal_20_Line"/>
      <text:h text:style-name="Heading_20_3" text:outline-level="3"><text:span text:style-name="Strong_20_Emphasis">? Semester 3 – Track 3: Web Infrastructure &amp; Cloud Hosting</text:span></text:h>
      <text:p text:style-name="Text_20_body"><text:span text:style-name="Strong_20_Emphasis">Goal:</text:span> Students configure, manage, and scale web servers and cloud environments.</text:p>
      <text:p text:style-name="Text_20_body"><text:span text:style-name="Strong_20_Emphasis">Weeks 1–2:</text:span> Internet Infrastructure Basics</text:p>
      <text:list xml:id="list5062220379676644264" text:style-name="L28">
        <text:list-item>
          <text:p text:style-name="P28">IP addresses, DNS, HTTP/HTTPS</text:p>
        </text:list-item>
        <text:list-item>
          <text:p text:style-name="P28">How domains map to servers</text:p>
        </text:list-item>
      </text:list>
      <text:p text:style-name="Text_20_body"><text:span text:style-name="Strong_20_Emphasis">Weeks 3–5:</text:span> Server Administration</text:p>
      <text:list xml:id="list3930756866078796313" text:style-name="L29">
        <text:list-item>
          <text:p text:style-name="P29">Linux command line basics</text:p>
        </text:list-item>
        <text:list-item>
          <text:p text:style-name="P29">Setting up Apache or Nginx</text:p>
        </text:list-item>
        <text:list-item>
          <text:p text:style-name="P29">Securing a server (firewalls, SSL certificates)</text:p>
        </text:list-item>
      </text:list>
      <text:p text:style-name="Text_20_body"><text:span text:style-name="Strong_20_Emphasis">Weeks 6–8:</text:span> Cloud &amp; VPS Hosting</text:p>
      <text:list xml:id="list8646378661205242555" text:style-name="L30">
        <text:list-item>
          <text:p text:style-name="P30">AWS EC2, Lightsail basics</text:p>
        </text:list-item>
        <text:list-item>
          <text:p text:style-name="P30">Google Cloud, Azure overview</text:p>
        </text:list-item>
        <text:list-item>
          <text:p text:style-name="P30">Deploying to VPS and configuring DNS</text:p>
        </text:list-item>
      </text:list>
      <text:p text:style-name="Text_20_body"><text:soft-page-break/><text:span text:style-name="Strong_20_Emphasis">Weeks 9–10:</text:span> Scaling &amp; Reliability</text:p>
      <text:list xml:id="list6261172199180806737" text:style-name="L31">
        <text:list-item>
          <text:p text:style-name="P31">CDNs and load balancers</text:p>
        </text:list-item>
        <text:list-item>
          <text:p text:style-name="P31">Backup and monitoring tools</text:p>
        </text:list-item>
        <text:list-item>
          <text:p text:style-name="P31">Automation with scripts</text:p>
        </text:list-item>
      </text:list>
      <text:p text:style-name="Text_20_body"><text:span text:style-name="Strong_20_Emphasis">Weeks 11–12:</text:span> Capstone Project</text:p>
      <text:list xml:id="list4783465570226727288" text:style-name="L32">
        <text:list-item>
          <text:p text:style-name="P32">Launch and configure a VPS/cloud server</text:p>
        </text:list-item>
        <text:list-item>
          <text:p text:style-name="P32">Deploy a secure, live production-ready site</text:p>
        </text:list-item>
        <text:list-item>
          <text:p text:style-name="P32">Document setup for handoff to “client”</text:p>
        </text:list-item>
      </text:list>
      <text:p text:style-name="Horizontal_20_Line"/>
      <text:h text:style-name="Heading_20_3" text:outline-level="3"><text:span text:style-name="Strong_20_Emphasis">Program Flow</text:span></text:h>
      <text:list xml:id="list3416412130323671395" text:style-name="L33">
        <text:list-item>
          <text:p text:style-name="P33">Students can <text:span text:style-name="Strong_20_Emphasis">enter at any track</text:span> if they have prior skills.</text:p>
        </text:list-item>
        <text:list-item>
          <text:p text:style-name="P33">Completing all three creates a <text:span text:style-name="Strong_20_Emphasis">design-to-deployment skillset</text:span>.</text:p>
        </text:list-item>
        <text:list-item>
          <text:p text:style-name="P33">Each track ends with a <text:span text:style-name="Strong_20_Emphasis">portfolio-ready project</text:span> that can be showcased online.</text:p>
        </text:list-item>
      </text:list>
      <text:p text:style-name="Text_20_body"><text:span text:style-name="Strong_20_Emphasis"/></text:p>
      <text:p text:style-name="P34"><text:span text:style-name="Strong_20_Emphasis"><text:s/>┌─────────────────────────────┐</text:span></text:p>
      <text:p text:style-name="Text_20_body"><text:span text:style-name="Strong_20_Emphasis"><text:s/>│ <text:s text:c="2"/>Track 1: Web Design &amp; <text:s text:c="4"/>│</text:span></text:p>
      <text:p text:style-name="Text_20_body"><text:span text:style-name="Strong_20_Emphasis"><text:s/>│ <text:s text:c="9"/>Publishing <text:s text:c="8"/>│</text:span></text:p>
      <text:p text:style-name="Text_20_body"><text:span text:style-name="Strong_20_Emphasis"><text:s/>│ <text:s/>(Static Sites) <text:s text:c="12"/>│</text:span></text:p>
      <text:p text:style-name="Text_20_body"><text:span text:style-name="Strong_20_Emphasis"><text:s/>├─────────────────────────────┤</text:span></text:p>
      <text:p text:style-name="Text_20_body"><text:span text:style-name="Strong_20_Emphasis"><text:s/>│ • HTML &amp; CSS basics <text:s text:c="8"/>│</text:span></text:p>
      <text:p text:style-name="Text_20_body"><text:span text:style-name="Strong_20_Emphasis"><text:s/>│ • Design principles <text:s text:c="8"/>│</text:span></text:p>
      <text:p text:style-name="Text_20_body"><text:span text:style-name="Strong_20_Emphasis"><text:s/>│ • Accessibility &amp; UX <text:s text:c="7"/>│</text:span></text:p>
      <text:p text:style-name="Text_20_body"><text:span text:style-name="Strong_20_Emphasis"><text:s/>│ • Free hosting (Netlify, <text:s text:c="3"/>│</text:span></text:p>
      <text:p text:style-name="Text_20_body"><text:span text:style-name="Strong_20_Emphasis"><text:s/>│ <text:s text:c="2"/>GitHub Pages, Vercel) <text:s text:c="4"/>│</text:span></text:p>
      <text:p text:style-name="Text_20_body"><text:span text:style-name="Strong_20_Emphasis"><text:s/>│ • Custom domains <text:s text:c="11"/>│</text:span></text:p>
      <text:p text:style-name="Text_20_body"><text:span text:style-name="Strong_20_Emphasis"><text:s/>│ <text:s text:c="28"/>│</text:span></text:p>
      <text:p text:style-name="Text_20_body"><text:span text:style-name="Strong_20_Emphasis"><text:s/>│ Final Project: Portfolio <text:s text:c="3"/>│</text:span></text:p>
      <text:p text:style-name="Text_20_body"><text:span text:style-name="Strong_20_Emphasis"><text:s/>│ website hosted online <text:s text:c="6"/>│</text:span></text:p>
      <text:p text:style-name="Text_20_body"><text:span text:style-name="Strong_20_Emphasis"><text:s/>└───────────────┬─────────────┘</text:span></text:p>
      <text:p text:style-name="Text_20_body"><text:span text:style-name="Strong_20_Emphasis"><text:s text:c="17"/>│</text:span></text:p>
      <text:p text:style-name="Text_20_body"><text:span text:style-name="Strong_20_Emphasis"><text:s text:c="17"/>▼</text:span></text:p>
      <text:p text:style-name="Text_20_body"><text:span text:style-name="Strong_20_Emphasis"><text:s/>┌─────────────────────────────┐</text:span></text:p>
      <text:p text:style-name="Text_20_body"><text:span text:style-name="Strong_20_Emphasis"><text:s/>│ <text:s/>Track 2: Full-Stack Web <text:s text:c="3"/>│</text:span></text:p>
      <text:p text:style-name="Text_20_body"><text:span text:style-name="Strong_20_Emphasis"><text:s/>│ <text:s text:c="6"/>Development <text:s text:c="10"/>│</text:span></text:p>
      <text:p text:style-name="Text_20_body"><text:span text:style-name="Strong_20_Emphasis"><text:s/>│ <text:s/>(Static + Dynamic Sites) <text:s text:c="2"/>│</text:span></text:p>
      <text:p text:style-name="Text_20_body"><text:span text:style-name="Strong_20_Emphasis"><text:s/>├─────────────────────────────┤</text:span></text:p>
      <text:p text:style-name="Text_20_body"><text:span text:style-name="Strong_20_Emphasis"><text:s/>│ • JavaScript fundamentals <text:s text:c="2"/>│</text:span></text:p>
      <text:p text:style-name="Text_20_body"><text:span text:style-name="Strong_20_Emphasis"><text:s/>│ • APIs &amp; interactivity <text:s text:c="5"/>│</text:span></text:p>
      <text:p text:style-name="Text_20_body"><text:span text:style-name="Strong_20_Emphasis"><text:s/>│ • Node.js back-end basics <text:s text:c="2"/>│</text:span></text:p>
      <text:p text:style-name="Text_20_body"><text:span text:style-name="Strong_20_Emphasis"><text:s/>│ • Databases (SQL/NoSQL) <text:s text:c="4"/>│</text:span></text:p>
      <text:p text:style-name="Text_20_body"><text:span text:style-name="Strong_20_Emphasis"><text:s/>│ • Dynamic hosting (Heroku, <text:s/>│</text:span></text:p>
      <text:p text:style-name="Text_20_body"><text:span text:style-name="Strong_20_Emphasis"><text:s/>│ <text:s text:c="2"/>Render, Railway) <text:s text:c="9"/>│</text:span></text:p>
      <text:p text:style-name="Text_20_body"><text:span text:style-name="Strong_20_Emphasis"><text:s/>│ <text:s text:c="28"/>│</text:span></text:p>
      <text:p text:style-name="Text_20_body"><text:span text:style-name="Strong_20_Emphasis"><text:s/>│ Final Project: Functional <text:s text:c="2"/>│</text:span></text:p>
      <text:p text:style-name="Text_20_body"><text:span text:style-name="Strong_20_Emphasis"><text:s/>│ web app with login system <text:s text:c="2"/>│</text:span></text:p>
      <text:p text:style-name="Text_20_body"><text:span text:style-name="Strong_20_Emphasis"><text:s/>└───────────────┬─────────────┘</text:span></text:p>
      <text:p text:style-name="Text_20_body"><text:span text:style-name="Strong_20_Emphasis"><text:s text:c="17"/>│</text:span></text:p>
      <text:p text:style-name="Text_20_body"><text:span text:style-name="Strong_20_Emphasis"><text:s text:c="17"/>▼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<text:s/>┌─────────────────────────────┐</text:span></text:p>
      <text:p text:style-name="Text_20_body"><text:span text:style-name="Strong_20_Emphasis"><text:s/>│ <text:s/>Track 3: Web Infrastructure│</text:span></text:p>
      <text:p text:style-name="Text_20_body"><text:span text:style-name="Strong_20_Emphasis"><text:s/>│ <text:s text:c="8"/>&amp; Cloud Hosting <text:s text:c="4"/>│</text:span></text:p>
      <text:p text:style-name="Text_20_body"><text:span text:style-name="Strong_20_Emphasis"><text:s/>│ <text:s/>(Servers &amp; Scaling) <text:s text:c="7"/>│</text:span></text:p>
      <text:p text:style-name="Text_20_body"><text:span text:style-name="Strong_20_Emphasis"><text:s/>├─────────────────────────────┤</text:span></text:p>
      <text:p text:style-name="Text_20_body"><text:span text:style-name="Strong_20_Emphasis"><text:s/>│ • Internet architecture <text:s text:c="4"/>│</text:span></text:p>
      <text:p text:style-name="Text_20_body"><text:span text:style-name="Strong_20_Emphasis"><text:s/>│ • Linux server setup <text:s text:c="7"/>│</text:span></text:p>
      <text:p text:style-name="Text_20_body"><text:span text:style-name="Strong_20_Emphasis"><text:s/>│ • Apache/Nginx config <text:s text:c="6"/>│</text:span></text:p>
      <text:p text:style-name="Text_20_body"><text:span text:style-name="Strong_20_Emphasis"><text:s/>│ • Cloud hosting (AWS, Azure,│</text:span></text:p>
      <text:p text:style-name="Text_20_body"><text:span text:style-name="Strong_20_Emphasis"><text:s/>│ <text:s text:c="2"/>Google Cloud) <text:s text:c="12"/>│</text:span></text:p>
      <text:p text:style-name="Text_20_body"><text:span text:style-name="Strong_20_Emphasis"><text:s/>│ • Security &amp; SSL <text:s text:c="11"/>│</text:span></text:p>
      <text:p text:style-name="Text_20_body"><text:span text:style-name="Strong_20_Emphasis"><text:s/>│ • Scaling &amp; automation <text:s text:c="5"/>│</text:span></text:p>
      <text:p text:style-name="Text_20_body"><text:span text:style-name="Strong_20_Emphasis"><text:s/>│ <text:s text:c="28"/>│</text:span></text:p>
      <text:p text:style-name="Text_20_body"><text:span text:style-name="Strong_20_Emphasis"><text:s/>│ Final Project: Secure, live │</text:span></text:p>
      <text:p text:style-name="Text_20_body"><text:span text:style-name="Strong_20_Emphasis"><text:s/>│ cloud-hosted website <text:s text:c="7"/>│</text:span></text:p>
      <text:p text:style-name="Text_20_body"><text:span text:style-name="Strong_20_Emphasis"><text:s/>└─────────────────────────────┘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4S</meta:editing-duration>
    <meta:editing-cycles>5</meta:editing-cycles>
    <meta:generator>OpenOffice/4.1.15$Win32 OpenOffice.org_project/4115m2$Build-9813</meta:generator>
    <dc:date>2025-08-13T14:27:38</dc:date>
    <dc:creator>Joseph Malone</dc:creator>
    <meta:document-statistic meta:table-count="0" meta:image-count="0" meta:object-count="0" meta:page-count="7" meta:paragraph-count="165" meta:word-count="921" meta:character-count="6097"/>
    <meta:user-defined meta:name="Info 1"/>
    <meta:user-defined meta:name="Info 2"/>
    <meta:user-defined meta:name="Info 3"/>
    <meta:user-defined meta:name="Info 4"/>
  </office:meta>
</office:document-meta>
</file>